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use-window-font-color="true" loext:opacity="0%" style:font-name="Calibri Light" fo:font-size="12pt" fo:font-weight="bold" fo:background-color="transparent" style:font-name-asian="Calibri Light" style:font-name-complex="Calibri Light"/>
    </style:style>
    <style:style style:name="P2" style:family="paragraph" style:parent-style-name="Standard">
      <style:paragraph-properties fo:margin-top="0.201cm" fo:margin-bottom="0.201cm" style:contextual-spacing="false" fo:line-height="115%" fo:text-align="start" style:justify-single-word="false"/>
      <style:text-properties style:use-window-font-color="true" loext:opacity="0%" style:font-name="Calibri Light" fo:font-size="10pt" fo:font-weight="normal" fo:background-color="transparent" style:font-name-asian="Calibri Light" style:font-name-complex="Calibri Light"/>
    </style:style>
    <style:style style:name="P3" style:family="paragraph" style:parent-style-name="Standard">
      <style:paragraph-properties fo:margin-left="2cm" fo:margin-right="0cm" fo:margin-top="0cm" fo:margin-bottom="0cm" style:contextual-spacing="false" fo:line-height="115%" fo:text-align="start" style:justify-single-word="false" fo:text-indent="0cm" style:auto-text-indent="false"/>
      <style:text-properties style:use-window-font-color="true" loext:opacity="0%" style:font-name="Calibri Light" fo:font-size="9pt" fo:font-weight="bold" officeooo:paragraph-rsid="0012e775" fo:background-color="transparent" style:font-name-asian="Calibri Light" style:font-size-asian="9pt" style:font-weight-asian="bold" style:font-name-complex="Calibri Light" style:font-size-complex="9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tyle="normal" officeooo:paragraph-rsid="001d30d4" style:font-style-asian="normal" style:font-style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officeooo:rsid="001d30d4" officeooo:paragraph-rsid="001d30d4" style:font-style-asian="italic" style:font-style-complex="italic"/>
    </style:style>
    <style:style style:name="P6" style:family="paragraph" style:parent-style-name="Standard">
      <style:paragraph-properties fo:margin-left="2cm" fo:margin-right="0cm" fo:margin-top="0cm" fo:margin-bottom="0cm" style:contextual-spacing="false" fo:line-height="115%" fo:text-align="start" style:justify-single-word="false" fo:text-indent="0cm" style:auto-text-indent="false"/>
      <style:text-properties style:use-window-font-color="true" loext:opacity="0%" style:font-name="Calibri Light" fo:font-size="9pt" fo:font-style="normal" fo:font-weight="bold" officeooo:paragraph-rsid="0012e775" fo:background-color="transparent" style:font-name-asian="Calibri Light" style:font-size-asian="9pt" style:font-style-asian="normal" style:font-weight-asian="bold" style:font-name-complex="Calibri Light" style:font-size-complex="9pt" style:font-style-complex="normal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normal" officeooo:paragraph-rsid="001d30d4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officeooo:paragraph-rsid="001d30d4" style:font-weight-asian="bold" style:font-weight-complex="bold"/>
    </style:style>
    <style:style style:name="T1" style:family="text">
      <style:text-properties officeooo:rsid="0012df10"/>
    </style:style>
    <style:style style:name="T2" style:family="text">
      <style:text-properties officeooo:rsid="0015c58b"/>
    </style:style>
    <style:style style:name="T3" style:family="text">
      <style:text-properties fo:color="#000000" loext:opacity="100%" style:font-name="Calibri Light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loext:opacity="100%" style:font-name="Calibri Light1" fo:font-size="11pt" fo:font-style="normal" fo:font-weight="bold" officeooo:rsid="001d30d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000000" loext:opacity="100%" style:font-name="Calibri Light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loext:opacity="100%" style:font-name="Calibri Light1" fo:font-size="11pt" fo:font-style="normal" fo:font-weight="normal" officeooo:rsid="001d30d4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loext:opacity="100%" style:font-name="Calibri Light1" fo:font-size="11pt" fo:font-style="normal" style:font-size-asian="11pt" style:font-style-asian="normal" style:font-size-complex="11pt" style:font-style-complex="normal"/>
    </style:style>
    <style:style style:name="T8" style:family="text">
      <style:text-properties fo:color="#000000" loext:opacity="100%" style:font-name="Calibri Light1" fo:font-size="11pt" fo:font-style="normal" officeooo:rsid="001d30d4" style:font-size-asian="11pt" style:font-style-asian="normal" style:font-size-complex="11pt" style:font-style-complex="normal"/>
    </style:style>
    <style:style style:name="T9" style:family="text">
      <style:text-properties fo:color="#000000" loext:opacity="100%" style:font-name="Calibri Light1"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color="#000000" loext:opacity="100%" style:font-name="Calibri Light1" fo:font-size="11pt" fo:font-weight="normal" officeooo:rsid="0012e775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Calibri Light1" fo:font-size="11pt" fo:font-weight="normal" officeooo:rsid="001d30d4" style:font-size-asian="11pt" style:font-weight-asian="normal" style:font-size-complex="11pt" style:font-weight-complex="normal"/>
    </style:style>
    <style:style style:name="T12" style:family="text">
      <style:text-properties fo:color="#000000" loext:opacity="100%" style:font-name="Calibri Light1" fo:font-size="11pt" fo:font-weight="bold" officeooo:rsid="0012e775" style:font-size-asian="11pt" style:font-weight-asian="bold" style:font-size-complex="11pt" style:font-weight-complex="bold"/>
    </style:style>
    <style:style style:name="T13" style:family="text">
      <style:text-properties fo:color="#000000" loext:opacity="100%" style:font-name="Calibri Light1" fo:font-size="11pt" style:font-size-asian="11pt" style:font-size-complex="11pt"/>
    </style:style>
    <style:style style:name="T14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Funciones MySQL – <text:span text:style-name="T2">WHILE y FOR</text:span></text:p>
      <text:p text:style-name="P2">Realiza los siguientes ejercicios propuestos mediante el Workbench de MySQL <text:span text:style-name="T1">a partir de los datos contenidos en la base de datos Netflix.</text:span></text:p>
      <text:p text:style-name="P3"><text:span text:style-name="T14">CREATE DATABASE IF NOT EXISTS Netflix;<text:line-break/>USE Netflix;<text:line-break/><text:line-break/>CREATE TABLE IF NOT EXISTS Peliculas(<text:line-break/><text:tab/>ID int primary key,<text:line-break/> <text:s text:c="3"/>Nombre VARCHAR(30),<text:line-break/> <text:s text:c="3"/>Duracion INT,<text:line-break/> <text:s text:c="3"/>Director VARCHAR(20),<text:line-break/> <text:s text:c="3"/>Genero ENUM ('acción', 'drama', 'comedia'),<text:line-break/> <text:s text:c="3"/>Nota FLOAT<text:line-break/>);<text:line-break/><text:line-break/>CREATE TABLE IF NOT EXISTS Reparto(<text:line-break/><text:tab/>DNI VARCHAR(9) primary key,<text:line-break/> <text:s text:c="3"/>Nombre VARCHAR(30),<text:line-break/> <text:s text:c="3"/>Apellido VARCHAR(30),<text:line-break/> <text:s text:c="3"/>Fecha_nac DATE<text:line-break/>);<text:line-break/><text:line-break/>ALTER TABLE Peliculas ADD COLUMN Protagonista VARCHAR(9), <text:line-break/>ADD CONSTRAINT `FK_PROTAGONISTA` <text:line-break/>FOREIGN KEY (Protagonista) <text:line-break/>REFERENCES Reparto(DNI);<text:line-break/><text:line-break/>INSERT INTO Reparto (DNI, Nombre, Apellido, Fecha_nac) VALUES<text:line-break/>("1234", "Will", "Smith", "1985-12-13"),<text:line-break/>("1357", "Salma", "Hayek", "1976-02-11"),<text:line-break/>("1222", "George", "Clooney", "2000-02-23"),<text:line-break/>("1265", "Adam", "Sandler", "1980-12-13"),<text:line-break/>("1212", "Nemo", " ", "1985-01-07");<text:line-break/><text:line-break/><text:line-break/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/text:span><text:line-break/></text:p>
      <text:p text:style-name="P6"/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oft-page-break/><text:span text:style-name="T12">Ejercicio 1.-</text:span><text:span text:style-name="T10"> Crea una función que </text:span><text:span text:style-name="T11">obtenga las X películas con mejor puntuación, reste un punto a la nota de cada una de ellas, y actualice la nueva puntuación en la tabla. El número X será insertado por el usuario en la función.</text:span></text:p>
      <text:p text:style-name="P4"><text:span text:style-name="T11">Una vez actualizadas las notas, muestra una frase donde indique que ha terminado el programa.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8"><text:span text:style-name="T8">Ejercicio 2.- </text:span><text:span text:style-name="T6">Crea una función que se encargue de sustituir el nombre por el apellido, y el apellido por el nombre, de los 3 actores con mayor edad de la tabla Reparto. </text:span><text:span text:style-name="T5">Una vez </text:span><text:span text:style-name="T6">terminado el programa</text:span><text:span text:style-name="T5">, muestra una frase donde indique que ha terminado el programa.</text:span></text:p>
      <text:p text:style-name="P7"><text:span text:style-name="T7"/></text:p>
      <text:p text:style-name="P7"><text:span text:style-name="T7"/></text:p>
      <text:p text:style-name="P7"><text:span text:style-name="T4">Ejercicio 3.- </text:span><text:span text:style-name="T8">Crea una función que añada un carácter “*” en el nombre de los actores que hayan rodado más de una película. </text:span><text:span text:style-name="T7">Una vez </text:span><text:span text:style-name="T8">terminado el programa</text:span><text:span text:style-name="T7">, muestra </text:span><text:span text:style-name="T8">el nombre de todos los actores que se hayan modificado de forma concatenada (sin incluir el *)</text:span></text:p>
      <text:p text:style-name="P7"><text:span text:style-name="T7"/></text:p>
      <text:p text:style-name="P8"><text:span text:style-name="T7"/></text:p>
      <text:p text:style-name="P7"><text:span text:style-name="T4">Ejercicio 4.-</text:span><text:span text:style-name="T8"> Crea una función que elimine las 3 películas con la peor puntuación de la tabla películas. </text:span><text:span text:style-name="T7">Una vez actualizadas las notas, muestra una frase donde indique que ha terminado el program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9T08:20:49.519000000</dc:date>
    <meta:editing-duration>PT3H48M40S</meta:editing-duration>
    <meta:editing-cycles>11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8" meta:word-count="381" meta:character-count="2572" meta:non-whitespace-character-count="2154"/>
  </office:meta>
</office:document-meta>
</file>